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">Cells</text:p>
              </text:list-item>
              <text:list-item>
                <text:p text:style-name="P1">Nutrients – What is a nutrient? For our model it is the limiting factor for growth.</text:p>
              </text:list-item>
              <text:list-item>
                <text:p text:style-name="P1">(Signal)</text:p>
              </text:list-item>
              <text:list-item>
                <text:p text:style-name="P1">(Cell arres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we assum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utrients are distributed evenly at time zero. (What is a nutrient?)</text:p>
                <text:list>
                  <text:list-item>
                    <text:p>Already rules out the nutrient limited logistic equivalent model.</text:p>
                  </text:list-item>
                  <text:list-item>
                    <text:p>Another possible explanation is that cultures are arresting.</text:p>
                  </text:list-item>
                  <text:list-item>
                    <text:p>A second is that nutrients are diffusing between cultures.</text:p>
                  </text:list-item>
                  <text:list-item>
                    <text:p>What might be the characteristics of these two mechanisms?</text:p>
                    <text:list>
                      <text:list-item>
                        <text:p>Arrest - Growth would stop at different times and be location independent.</text:p>
                      </text:list-item>
                      <text:list-item>
                        <text:p>Nutrient diffusion – Stopping times would be locally correlated. <text:s/></text:p>
                      </text:list-item>
                    </text:list>
                  </text:list-item>
                </text:list>
              </text:list-item>
              <text:list-item>
                <text:p text:style-name="P4">Inherent to the model – If cultures start at </text:p>
                <text:list>
                  <text:list-item>
                    <text:p text:style-name="P4">Validity? </text:p>
                  </text:list-item>
                </text:list>
              </text:list-item>
              <text:list-item>
                <text:p text:style-name="P4">Starting cell concentrations are the same for all culture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0T19:19:14.347107874</meta:creation-date>
    <dc:date>2016-07-20T19:43:26.919597840</dc:date>
    <meta:editing-duration>PT24M12S</meta:editing-duration>
    <meta:editing-cycles>4</meta:editing-cycles>
    <meta:generator>LibreOffice/5.1.4.2$Linux_X86_64 LibreOffice_project/10m0$Build-2</meta:generator>
    <meta:document-statistic meta:object-count="29"/>
  </office:meta>
</office:document-meta>
</file>